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US">
      <number:number number:min-integer-digits="1"/>
    </number:number-style>
    <number:number-style style:name="N3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font-name="Times New Roman" fo:font-size="16pt" style:font-size-asian="16pt" style:font-size-complex="16pt"/>
    </style:style>
    <style:style style:name="ce2" style:family="table-cell" style:parent-style-name="Default">
      <style:text-properties style:font-name="Times New Roman" fo:font-size="15pt" style:font-size-asian="15pt" style:font-size-complex="15pt"/>
    </style:style>
    <style:style style:name="ce3" style:family="table-cell" style:parent-style-name="Default">
      <style:text-properties style:font-name="Times New Roman" fo:font-size="16pt" style:font-size-asian="16pt" style:font-size-complex="16pt"/>
    </style:style>
    <style:style style:name="ce4" style:family="table-cell" style:parent-style-name="Default" style:data-style-name="N30061"/>
    <style:style style:name="ce5" style:family="table-cell" style:parent-style-name="Default" style:data-style-name="N30000">
      <style:text-properties style:font-name="Times New Roman"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87cm" svg:height="8.989cm" svg:x="12.614cm" svg:y="0.054cm">
            <draw:object draw:notify-on-update-of-ranges="Hoja1.A1:Hoja1.A1 Hoja1.A2:Hoja1.A5 Hoja1.B1:Hoja1.B1 Hoja1.B2:Hoja1.B5 Hoja1.A1:Hoja1.A1 Hoja1.A2:Hoja1.A5 Hoja1.C1:Hoja1.C1 Hoja1.C2:Hoja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44cm" svg:height="8.99cm" svg:x="12.641cm" svg:y="10.069cm">
            <draw:object draw:notify-on-update-of-ranges="Hoja1.A12:Hoja1.A12 Hoja1.A13:Hoja1.A15 Hoja1.B12:Hoja1.B12 Hoja1.B13:Hoja1.B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Lineal</text:p>
          </table:table-cell>
          <table:table-cell table:style-name="ce3" office:value-type="string" calcext:value-type="string">
            <text:p>Binaria</text:p>
          </table:table-cell>
          <table:table-cell table:number-columns-repeated="5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4" office:value-type="float" office:value="0.000040519" calcext:value-type="float">
            <text:p>4.05E-05</text:p>
          </table:table-cell>
          <table:table-cell table:style-name="ce4" office:value-type="float" office:value="0.000023052" calcext:value-type="float">
            <text:p>2.31E-0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4" office:value-type="float" office:value="0.000046597" calcext:value-type="float">
            <text:p>4.66E-05</text:p>
          </table:table-cell>
          <table:table-cell table:style-name="ce4" office:value-type="float" office:value="0.004503" calcext:value-type="float">
            <text:p>4.50E-03</text:p>
          </table:table-cell>
          <table:table-cell table:number-columns-repeated="5"/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4" office:value-type="float" office:value="0.001396244" calcext:value-type="float">
            <text:p>1.40E-03</text:p>
          </table:table-cell>
          <table:table-cell table:style-name="ce4" office:value-type="float" office:value="0.005501" calcext:value-type="float">
            <text:p>5.50E-03</text:p>
          </table:table-cell>
          <table:table-cell table:number-columns-repeated="5"/>
        </table:table-row>
        <table:table-row table:style-name="ro1">
          <table:table-cell table:style-name="ce2" office:value-type="float" office:value="10000000" calcext:value-type="float">
            <text:p>10000000</text:p>
          </table:table-cell>
          <table:table-cell table:style-name="ce4" office:value-type="float" office:value="0.020446358" calcext:value-type="float">
            <text:p>2.04E-02</text:p>
          </table:table-cell>
          <table:table-cell table:style-name="ce4" office:value-type="float" office:value="0.004869" calcext:value-type="float">
            <text:p>4.87E-0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O(log2(N))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Burbujeo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5" office:value-type="float" office:value="0.004861628" calcext:value-type="float">
            <text:p>0.004861628</text:p>
          </table:table-cell>
          <table:table-cell table:number-columns-repeated="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5" office:value-type="float" office:value="0.17350285" calcext:value-type="float">
            <text:p>0.17350285</text:p>
          </table:table-cell>
          <table:table-cell table:number-columns-repeated="6"/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5" office:value-type="float" office:value="1416.732683134" calcext:value-type="float">
            <text:p>1416.732683134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O(N2)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table:style-name="ce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1:32:44.147619152</meta:creation-date>
    <dc:date>2023-04-12T21:40:42.868363983</dc:date>
    <meta:editing-duration>PT22M15S</meta:editing-duration>
    <meta:editing-cycles>4</meta:editing-cycles>
    <meta:generator>LibreOffice/6.4.7.2$Linux_X86_64 LibreOffice_project/40$Build-2</meta:generator>
    <meta:document-statistic meta:table-count="1" meta:cell-count="2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draw:opacity-name="ChartTransparencyGradient_20_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350000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0061">
      <style:chart-properties chart:display-label="true" chart:logarithmic="false" chart:maximum="0.0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0061">
      <style:chart-properties chart:symbol-type="named-symbol" chart:symbol-name="square" chart:symbol-width="0.25cm" chart:symbol-height="0.25cm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1" style:family="chart" style:data-style-name="N30061">
      <style:chart-properties chart:symbol-type="named-symbol" chart:symbol-name="diamond" chart:symbol-width="0.25cm" chart:symbol-height="0.25cm" chart:link-data-style-to-source="true"/>
      <style:graphic-properties svg:stroke-width="0.08cm" svg:stroke-color="#2420ff" draw:fill-color="#2420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8cm" svg:height="8.99cm" xlink:href=".." xlink:type="simple" chart:class="chart:scatter" chart:style-name="ch1">
        <chart:title svg:x="6.786cm" svg:y="0.315cm" chart:style-name="ch2">
          <text:p>Mediciones</text:p>
        </chart:title>
        <chart:legend chart:legend-position="end" svg:x="13.586cm" svg:y="3.947cm" style:legend-expansion="high" chart:style-name="ch3"/>
        <chart:plot-area chart:style-name="ch4" table:cell-range-address="Hoja1.A1:Hoja1.C5" chart:data-source-has-labels="row" svg:x="1.33cm" svg:y="1.273cm" svg:width="11.937cm" svg:height="6.557cm">
          <chartooo:coordinate-region svg:x="3.063cm" svg:y="1.273cm" svg:width="10.204cm" svg:height="4.912cm"/>
          <chart:axis chart:dimension="x" chart:name="primary-x" chart:style-name="ch5">
            <chart:title svg:x="7.122cm" svg:y="8.009cm" chart:style-name="ch6">
              <text:p>N</text:p>
            </chart:title>
          </chart:axis>
          <chart:axis chart:dimension="y" chart:name="primary-y" chart:style-name="ch7">
            <chart:title svg:x="0.451cm" svg:y="4.926cm" chart:style-name="ch8">
              <text:p>T(N)</text:p>
            </chart:title>
            <chart:grid chart:style-name="ch9" chart:class="major"/>
          </chart:axis>
          <chart:series chart:style-name="ch10" chart:values-cell-range-address="Hoja1.B2:Hoja1.B5" chart:label-cell-address="Hoja1.B1:Hoja1.B1" chart:class="chart:scatter">
            <chart:domain table:cell-range-address="Hoja1.A2:Hoja1.A5"/>
            <chart:data-point chart:repeated="4"/>
          </chart:series>
          <chart:series chart:style-name="ch11" chart:values-cell-range-address="Hoja1.C2:Hoja1.C5" chart:label-cell-address="Hoja1.C1:Hoja1.C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Lineal</text:p>
                <draw:g>
                  <svg:desc>Hoja1.B1:Hoja1.B1</svg:desc>
                </draw:g>
              </table:table-cell>
              <table:table-cell office:value-type="string">
                <text:p>Binaria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Hoja1.A2:Hoja1.A5</svg:desc>
                </draw:g>
              </table:table-cell>
              <table:table-cell office:value-type="float" office:value="0.000040519">
                <text:p>0.000040519</text:p>
                <draw:g>
                  <svg:desc>Hoja1.B2:Hoja1.B5</svg:desc>
                </draw:g>
              </table:table-cell>
              <table:table-cell office:value-type="float" office:value="0.000023052">
                <text:p>0.000023052</text:p>
                <draw:g>
                  <svg:desc>Hoja1.C2:Hoja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0046597">
                <text:p>0.000046597</text:p>
              </table:table-cell>
              <table:table-cell office:value-type="float" office:value="0.004503">
                <text:p>0.004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0.001396244">
                <text:p>0.001396244</text:p>
              </table:table-cell>
              <table:table-cell office:value-type="float" office:value="0.005501">
                <text:p>0.005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0.020446358">
                <text:p>0.020446358</text:p>
              </table:table-cell>
              <table:table-cell office:value-type="float" office:value="0.004869">
                <text:p>0.0048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opacity draw:name="ChartTransparencyGradient_20_1" draw:display-name="ChartTransparencyGradient 1" draw:style="linear" draw:start="100%" draw:end="100%" draw:angle="0" draw:border="0%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000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41cm" svg:height="8.991cm" xlink:href=".." xlink:type="simple" chart:class="chart:scatter" chart:style-name="ch1">
        <chart:title svg:x="7.512cm" svg:y="0.315cm" chart:style-name="ch2">
          <text:p>Mediciones</text:p>
        </chart:title>
        <chart:legend chart:legend-position="end" svg:x="14.748cm" svg:y="4.196cm" style:legend-expansion="high" chart:style-name="ch3"/>
        <chart:plot-area chart:style-name="ch4" table:cell-range-address="Hoja1.A12:Hoja1.B15" chart:data-source-has-labels="row" svg:x="0.348cm" svg:y="1.273cm" svg:width="14.052cm" svg:height="7.539cm">
          <chartooo:coordinate-region svg:x="1.075cm" svg:y="1.273cm" svg:width="13.325cm" svg:height="6.15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B13:Hoja1.B15" chart:label-cell-address="Hoja1.B12:Hoja1.B12" chart:class="chart:scatter">
            <chart:domain table:cell-range-address="Hoja1.A13:Hoja1.A15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urbujeo</text:p>
                <draw:g>
                  <svg:desc>Hoja1.B12:Hoja1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Hoja1.A13:Hoja1.A15</svg:desc>
                </draw:g>
              </table:table-cell>
              <table:table-cell office:value-type="float" office:value="0.004861628">
                <text:p>0.004861628</text:p>
                <draw:g>
                  <svg:desc>Hoja1.B13:Hoja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7350285">
                <text:p>0.17350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1416.732683134">
                <text:p>1416.7326831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